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12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08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tyle="italic" style:font-style-asian="italic" style:font-style-complex="italic"/>
    </style:style>
    <style:style style:name="P2" style:family="paragraph">
      <style:paragraph-properties fo:text-align="start"/>
      <style:text-properties fo:font-style="italic" style:font-style-asian="italic" style:font-style-complex="italic"/>
    </style:style>
    <style:style style:name="P3" style:family="paragraph">
      <style:text-properties fo:font-size="14pt" fo:font-style="italic" style:font-size-asian="14pt" style:font-style-asian="italic" style:font-size-complex="14pt" style:font-style-complex="italic"/>
    </style:style>
    <style:style style:name="P4" style:family="paragraph">
      <style:paragraph-properties fo:text-align="center"/>
    </style:style>
    <style:style style:name="P5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81cm" svg:height="2.54cm" svg:x="3.54cm" svg:y="2.27cm">
          <text:p text:style-name="P1"><text:span text:style-name="T1">DELAY_A_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81cm" svg:height="2.54cm" svg:x="9.89cm" svg:y="4.81cm">
          <text:p text:style-name="P1"><text:span text:style-name="T1">DELAY_B_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7.366cm" svg:height="5.08cm" svg:x="17.51cm" svg:y="2.27cm">
          <draw:glue-point draw:id="4" svg:x="-5cm" svg:y="-2.5cm"/>
          <draw:glue-point draw:id="5" svg:x="-5cm" svg:y="2.5cm"/>
          <draw:glue-point draw:id="6" svg:x="5cm" svg:y="-2.5cm"/>
          <draw:glue-point draw:id="7" svg:x="5cm" svg:y="2.5cm"/>
          <text:p text:style-name="P1"><text:span text:style-name="T1">MOVING_SUM_0</text:span></text:p>
          <draw:enhanced-geometry svg:viewBox="0 0 21600 21600" draw:type="rectangle" draw:enhanced-path="M 0 0 L 21600 0 21600 21600 0 21600 0 0 Z N"/>
        </draw:custom-shape>
        <draw:frame draw:style-name="gr2" draw:text-style-name="P3" xml:id="id1" draw:id="id1" draw:layer="layout" svg:width="1.397cm" svg:height="0.806cm" svg:x="1.127cm" svg:y="3.132cm">
          <draw:text-box>
            <text:p text:style-name="P3"><text:span text:style-name="T2">a_0</text:span></text:p>
          </draw:text-box>
        </draw:frame>
        <draw:connector draw:style-name="gr3" draw:text-style-name="P4" draw:layer="layout" svg:x1="2.524cm" svg:y1="3.535cm" svg:x2="3.54cm" svg:y2="3.54cm" draw:start-shape="id1" draw:start-glue-point="1" draw:end-shape="id2" draw:end-glue-point="3" svg:d="M2524 3535h508v5h508" svg:viewBox="0 0 1017 6">
          <text:p/>
        </draw:connector>
        <draw:connector draw:style-name="gr3" draw:text-style-name="P4" draw:layer="layout" svg:x1="7.35cm" svg:y1="3.54cm" svg:x2="9.89cm" svg:y2="6.08cm" draw:start-shape="id2" draw:start-glue-point="1" draw:end-shape="id3" draw:end-glue-point="3" svg:d="M7350 3540h1270v2540h1270" svg:viewBox="0 0 2541 2541">
          <text:p/>
        </draw:connector>
        <draw:connector draw:style-name="gr3" draw:text-style-name="P4" draw:layer="layout" svg:x1="13.7cm" svg:y1="6.08cm" svg:x2="17.51cm" svg:y2="6.08cm" draw:start-shape="id3" draw:start-glue-point="1" draw:end-shape="id4" draw:end-glue-point="5" svg:d="M13700 6080h3810" svg:viewBox="0 0 3811 1">
          <text:p/>
        </draw:connector>
        <draw:connector draw:style-name="gr3" draw:text-style-name="P4" draw:layer="layout" svg:x1="7.35cm" svg:y1="3.54cm" svg:x2="17.51cm" svg:y2="3.54cm" draw:start-shape="id2" draw:start-glue-point="1" draw:end-shape="id4" draw:end-glue-point="4" svg:d="M7350 3540h10160" svg:viewBox="0 0 10161 1">
          <text:p/>
        </draw:connector>
        <draw:frame draw:style-name="gr4" draw:text-style-name="P5" draw:layer="layout" svg:width="1.016cm" svg:height="0.962cm" svg:x="17.51cm" svg:y="3.032cm">
          <draw:text-box>
            <text:p text:style-name="P5"><text:span text:style-name="T1">+</text:span></text:p>
          </draw:text-box>
        </draw:frame>
        <draw:frame draw:style-name="gr4" draw:text-style-name="P5" draw:layer="layout" svg:width="1.016cm" svg:height="0.962cm" svg:x="17.51cm" svg:y="5.626cm">
          <draw:text-box>
            <text:p text:style-name="P5"><text:span text:style-name="T1">-</text:span></text:p>
          </draw:text-box>
        </draw:frame>
        <draw:custom-shape draw:style-name="gr1" draw:text-style-name="P1" xml:id="id6" draw:id="id6" draw:layer="layout" svg:width="3.81cm" svg:height="2.54cm" svg:x="3.541cm" svg:y="8.67cm">
          <text:p text:style-name="P1"><text:span text:style-name="T1">DELAY_A_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3.81cm" svg:height="2.54cm" svg:x="9.891cm" svg:y="11.21cm">
          <text:p text:style-name="P1"><text:span text:style-name="T1">DELAY_B_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7.366cm" svg:height="5.08cm" svg:x="17.511cm" svg:y="8.67cm">
          <draw:glue-point draw:id="4" svg:x="-5cm" svg:y="-2.5cm"/>
          <draw:glue-point draw:id="5" svg:x="-5cm" svg:y="2.5cm"/>
          <draw:glue-point draw:id="6" svg:x="5cm" svg:y="-2.5cm"/>
          <draw:glue-point draw:id="7" svg:x="5cm" svg:y="2.5cm"/>
          <text:p text:style-name="P1"><text:span text:style-name="T1">MOVING_SUM_1</text:span></text:p>
          <draw:enhanced-geometry svg:viewBox="0 0 21600 21600" draw:type="rectangle" draw:enhanced-path="M 0 0 L 21600 0 21600 21600 0 21600 0 0 Z N"/>
        </draw:custom-shape>
        <draw:frame draw:style-name="gr2" draw:text-style-name="P3" xml:id="id5" draw:id="id5" draw:layer="layout" svg:width="1.397cm" svg:height="0.806cm" svg:x="1.128cm" svg:y="9.532cm">
          <draw:text-box>
            <text:p text:style-name="P3"><text:span text:style-name="T2">a_1</text:span></text:p>
          </draw:text-box>
        </draw:frame>
        <draw:connector draw:style-name="gr3" draw:text-style-name="P4" draw:layer="layout" svg:x1="2.525cm" svg:y1="9.935cm" svg:x2="3.541cm" svg:y2="9.94cm" draw:start-shape="id5" draw:start-glue-point="1" draw:end-shape="id6" draw:end-glue-point="3" svg:d="M2525 9935h508v5h508" svg:viewBox="0 0 1017 6">
          <text:p/>
        </draw:connector>
        <draw:connector draw:style-name="gr3" draw:text-style-name="P4" draw:layer="layout" svg:x1="7.351cm" svg:y1="9.94cm" svg:x2="9.891cm" svg:y2="12.48cm" draw:start-shape="id6" draw:start-glue-point="1" draw:end-shape="id7" draw:end-glue-point="3" svg:d="M7351 9940h1270v2540h1270" svg:viewBox="0 0 2541 2541">
          <text:p/>
        </draw:connector>
        <draw:connector draw:style-name="gr3" draw:text-style-name="P4" draw:layer="layout" svg:x1="13.701cm" svg:y1="12.48cm" svg:x2="17.511cm" svg:y2="12.48cm" draw:start-shape="id7" draw:start-glue-point="1" draw:end-shape="id8" draw:end-glue-point="5" svg:d="M13701 12480h3810" svg:viewBox="0 0 3811 1">
          <text:p/>
        </draw:connector>
        <draw:connector draw:style-name="gr3" draw:text-style-name="P4" draw:layer="layout" svg:x1="7.351cm" svg:y1="9.94cm" svg:x2="17.511cm" svg:y2="9.94cm" draw:start-shape="id6" draw:start-glue-point="1" draw:end-shape="id8" draw:end-glue-point="4" svg:d="M7351 9940h10160" svg:viewBox="0 0 10161 1">
          <text:p/>
        </draw:connector>
        <draw:frame draw:style-name="gr4" draw:text-style-name="P5" draw:layer="layout" svg:width="1.016cm" svg:height="0.962cm" svg:x="17.511cm" svg:y="9.432cm">
          <draw:text-box>
            <text:p text:style-name="P5"><text:span text:style-name="T1">+</text:span></text:p>
          </draw:text-box>
        </draw:frame>
        <draw:frame draw:style-name="gr4" draw:text-style-name="P5" draw:layer="layout" svg:width="1.016cm" svg:height="0.962cm" svg:x="17.511cm" svg:y="12.026cm">
          <draw:text-box>
            <text:p text:style-name="P5"><text:span text:style-name="T1">-</text:span></text:p>
          </draw:text-box>
        </draw:frame>
        <draw:custom-shape draw:style-name="gr1" draw:text-style-name="P1" xml:id="id10" draw:id="id10" draw:layer="layout" svg:width="3.81cm" svg:height="2.54cm" svg:x="3.542cm" svg:y="14.97cm">
          <text:p text:style-name="P1"><text:span text:style-name="T1">DELAY_A_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3.81cm" svg:height="2.54cm" svg:x="9.892cm" svg:y="17.51cm">
          <text:p text:style-name="P1"><text:span text:style-name="T1">DELAY_B_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7.366cm" svg:height="5.08cm" svg:x="17.512cm" svg:y="14.97cm">
          <draw:glue-point draw:id="4" svg:x="-5cm" svg:y="-2.5cm"/>
          <draw:glue-point draw:id="5" svg:x="-5cm" svg:y="2.5cm"/>
          <draw:glue-point draw:id="6" svg:x="5cm" svg:y="-2.5cm"/>
          <draw:glue-point draw:id="7" svg:x="5cm" svg:y="2.5cm"/>
          <text:p text:style-name="P1"><text:span text:style-name="T1">MOVING_SUM_2</text:span></text:p>
          <draw:enhanced-geometry svg:viewBox="0 0 21600 21600" draw:type="rectangle" draw:enhanced-path="M 0 0 L 21600 0 21600 21600 0 21600 0 0 Z N"/>
        </draw:custom-shape>
        <draw:frame draw:style-name="gr2" draw:text-style-name="P3" xml:id="id9" draw:id="id9" draw:layer="layout" svg:width="1.397cm" svg:height="0.806cm" svg:x="1.129cm" svg:y="15.832cm">
          <draw:text-box>
            <text:p text:style-name="P3"><text:span text:style-name="T2">a_2</text:span></text:p>
          </draw:text-box>
        </draw:frame>
        <draw:connector draw:style-name="gr3" draw:text-style-name="P4" draw:layer="layout" svg:x1="2.526cm" svg:y1="16.235cm" svg:x2="3.542cm" svg:y2="16.24cm" draw:start-shape="id9" draw:start-glue-point="1" draw:end-shape="id10" draw:end-glue-point="3" svg:d="M2526 16235h508v5h508" svg:viewBox="0 0 1017 6">
          <text:p/>
        </draw:connector>
        <draw:connector draw:style-name="gr3" draw:text-style-name="P4" draw:layer="layout" svg:x1="7.352cm" svg:y1="16.24cm" svg:x2="9.892cm" svg:y2="18.78cm" draw:start-shape="id10" draw:start-glue-point="1" draw:end-shape="id11" draw:end-glue-point="3" svg:d="M7352 16240h1270v2540h1270" svg:viewBox="0 0 2541 2541">
          <text:p/>
        </draw:connector>
        <draw:connector draw:style-name="gr3" draw:text-style-name="P4" draw:layer="layout" svg:x1="13.702cm" svg:y1="18.78cm" svg:x2="17.512cm" svg:y2="18.78cm" draw:start-shape="id11" draw:start-glue-point="1" draw:end-shape="id12" draw:end-glue-point="5" svg:d="M13702 18780h3810" svg:viewBox="0 0 3811 1">
          <text:p/>
        </draw:connector>
        <draw:connector draw:style-name="gr3" draw:text-style-name="P4" draw:layer="layout" svg:x1="7.352cm" svg:y1="16.24cm" svg:x2="17.512cm" svg:y2="16.24cm" draw:start-shape="id10" draw:start-glue-point="1" draw:end-shape="id12" draw:end-glue-point="4" svg:d="M7352 16240h10160" svg:viewBox="0 0 10161 1">
          <text:p/>
        </draw:connector>
        <draw:frame draw:style-name="gr4" draw:text-style-name="P5" draw:layer="layout" svg:width="1.016cm" svg:height="0.962cm" svg:x="17.512cm" svg:y="15.732cm">
          <draw:text-box>
            <text:p text:style-name="P5"><text:span text:style-name="T1">+</text:span></text:p>
          </draw:text-box>
        </draw:frame>
        <draw:frame draw:style-name="gr4" draw:text-style-name="P5" draw:layer="layout" svg:width="1.016cm" svg:height="0.962cm" svg:x="17.512cm" svg:y="18.326cm">
          <draw:text-box>
            <text:p text:style-name="P5"><text:span text:style-name="T1">-</text:span></text:p>
          </draw:text-box>
        </draw:frame>
        <draw:custom-shape draw:style-name="gr1" draw:text-style-name="P1" xml:id="id14" draw:id="id14" draw:layer="layout" svg:width="3.81cm" svg:height="2.54cm" svg:x="3.543cm" svg:y="21.37cm">
          <text:p text:style-name="P1"><text:span text:style-name="T1">DELAY_A_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3.81cm" svg:height="2.54cm" svg:x="9.893cm" svg:y="23.91cm">
          <text:p text:style-name="P1"><text:span text:style-name="T1">DELAY_B_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7.366cm" svg:height="5.08cm" svg:x="17.513cm" svg:y="21.37cm">
          <draw:glue-point draw:id="4" svg:x="-5cm" svg:y="-2.5cm"/>
          <draw:glue-point draw:id="5" svg:x="-5cm" svg:y="2.5cm"/>
          <draw:glue-point draw:id="6" svg:x="5cm" svg:y="-2.5cm"/>
          <draw:glue-point draw:id="7" svg:x="5cm" svg:y="2.5cm"/>
          <text:p text:style-name="P1"><text:span text:style-name="T1">MOVING_SUM_3</text:span></text:p>
          <draw:enhanced-geometry svg:viewBox="0 0 21600 21600" draw:type="rectangle" draw:enhanced-path="M 0 0 L 21600 0 21600 21600 0 21600 0 0 Z N"/>
        </draw:custom-shape>
        <draw:frame draw:style-name="gr2" draw:text-style-name="P3" xml:id="id13" draw:id="id13" draw:layer="layout" svg:width="1.397cm" svg:height="0.806cm" svg:x="1.13cm" svg:y="22.232cm">
          <draw:text-box>
            <text:p text:style-name="P3"><text:span text:style-name="T2">a_3</text:span></text:p>
          </draw:text-box>
        </draw:frame>
        <draw:connector draw:style-name="gr3" draw:text-style-name="P4" draw:layer="layout" svg:x1="2.527cm" svg:y1="22.635cm" svg:x2="3.543cm" svg:y2="22.64cm" draw:start-shape="id13" draw:start-glue-point="1" draw:end-shape="id14" draw:end-glue-point="3" svg:d="M2527 22635h508v5h508" svg:viewBox="0 0 1017 6">
          <text:p/>
        </draw:connector>
        <draw:connector draw:style-name="gr3" draw:text-style-name="P4" draw:layer="layout" svg:x1="7.353cm" svg:y1="22.64cm" svg:x2="9.893cm" svg:y2="25.18cm" draw:start-shape="id14" draw:start-glue-point="1" draw:end-shape="id15" draw:end-glue-point="3" svg:d="M7353 22640h1270v2540h1270" svg:viewBox="0 0 2541 2541">
          <text:p/>
        </draw:connector>
        <draw:connector draw:style-name="gr3" draw:text-style-name="P4" draw:layer="layout" svg:x1="13.703cm" svg:y1="25.18cm" svg:x2="17.513cm" svg:y2="25.18cm" draw:start-shape="id15" draw:start-glue-point="1" draw:end-shape="id16" draw:end-glue-point="5" svg:d="M13703 25180h3810" svg:viewBox="0 0 3811 1">
          <text:p/>
        </draw:connector>
        <draw:connector draw:style-name="gr3" draw:text-style-name="P4" draw:layer="layout" svg:x1="7.353cm" svg:y1="22.64cm" svg:x2="17.513cm" svg:y2="22.64cm" draw:start-shape="id14" draw:start-glue-point="1" draw:end-shape="id16" draw:end-glue-point="4" svg:d="M7353 22640h10160" svg:viewBox="0 0 10161 1">
          <text:p/>
        </draw:connector>
        <draw:frame draw:style-name="gr4" draw:text-style-name="P5" draw:layer="layout" svg:width="1.016cm" svg:height="0.962cm" svg:x="17.513cm" svg:y="22.132cm">
          <draw:text-box>
            <text:p text:style-name="P5"><text:span text:style-name="T1">+</text:span></text:p>
          </draw:text-box>
        </draw:frame>
        <draw:frame draw:style-name="gr4" draw:text-style-name="P5" draw:layer="layout" svg:width="1.016cm" svg:height="0.962cm" svg:x="17.513cm" svg:y="24.726cm">
          <draw:text-box>
            <text:p text:style-name="P5"><text:span text:style-name="T1">-</text:span></text:p>
          </draw:text-box>
        </draw:frame>
        <draw:custom-shape draw:style-name="gr5" draw:text-style-name="P4" xml:id="id17" draw:id="id17" draw:layer="layout" svg:width="6.35cm" svg:height="6.096cm" svg:x="30.21cm" svg:y="12.343cm">
          <draw:glue-point draw:id="4" svg:x="-5cm" svg:y="-2.916cm"/>
          <draw:glue-point draw:id="5" svg:x="-5cm" svg:y="-1.041cm"/>
          <draw:glue-point draw:id="6" svg:x="-5cm" svg:y="0.833cm"/>
          <draw:glue-point draw:id="7" svg:x="-5cm" svg:y="2.5cm"/>
          <text:p text:style-name="P4">Su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line-skew="0.127cm" svg:x1="24.876cm" svg:y1="4.81cm" svg:x2="30.21cm" svg:y2="13.614cm" draw:start-shape="id4" draw:start-glue-point="1" draw:end-shape="id17" draw:end-glue-point="4" svg:d="M24876 4810h2794v8804h2540" svg:viewBox="0 0 5335 8805">
          <text:p/>
        </draw:connector>
        <draw:connector draw:style-name="gr3" draw:text-style-name="P4" draw:layer="layout" draw:line-skew="-1.144cm" svg:x1="24.877cm" svg:y1="11.21cm" svg:x2="30.21cm" svg:y2="14.757cm" draw:start-shape="id8" draw:start-glue-point="1" draw:end-shape="id17" draw:end-glue-point="5" svg:d="M24877 11210h1523v3547h3810" svg:viewBox="0 0 5334 3548">
          <text:p/>
        </draw:connector>
        <draw:connector draw:style-name="gr3" draw:text-style-name="P4" draw:layer="layout" draw:line-skew="-1.144cm" svg:x1="24.878cm" svg:y1="17.51cm" svg:x2="30.21cm" svg:y2="15.898cm" draw:start-shape="id12" draw:start-glue-point="1" draw:end-shape="id17" draw:end-glue-point="6" svg:d="M24878 17510h1522v-1612h3810" svg:viewBox="0 0 5333 1613">
          <text:p/>
        </draw:connector>
        <draw:connector draw:style-name="gr3" draw:text-style-name="P4" draw:layer="layout" draw:line-skew="0.125cm" svg:x1="24.879cm" svg:y1="23.91cm" svg:x2="30.21cm" svg:y2="16.915cm" draw:start-shape="id16" draw:start-glue-point="1" draw:end-shape="id17" draw:end-glue-point="7" svg:d="M24879 23910h2791v-6995h2540" svg:viewBox="0 0 5332 6996">
          <text:p/>
        </draw:connector>
        <draw:frame draw:style-name="gr6" draw:text-style-name="P5" xml:id="id18" draw:id="id18" draw:layer="layout" svg:width="1.7cm" svg:height="0.962cm" svg:x="37.629cm" svg:y="14.883cm">
          <draw:text-box>
            <text:p><text:span text:style-name="T1">sum</text:span></text:p>
          </draw:text-box>
        </draw:frame>
        <draw:connector draw:style-name="gr3" draw:text-style-name="P4" draw:layer="layout" svg:x1="36.56cm" svg:y1="15.369cm" svg:x2="37.629cm" svg:y2="15.364cm" draw:end-shape="id18" svg:d="M36560 15369h285v-5h784" svg:viewBox="0 0 1070 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1.91cm" fo:page-height="32.38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3T14:41:27.170757775</meta:creation-date>
    <dc:date>2019-02-13T15:56:21.606018045</dc:date>
    <meta:editing-duration>PT1H10M56S</meta:editing-duration>
    <meta:editing-cycles>28</meta:editing-cycles>
    <meta:generator>LibreOffice/4.2.8.2$Linux_X86_64 LibreOffice_project/420m0$Build-2</meta:generator>
    <meta:document-statistic meta:object-count="47"/>
  </office:meta>
</office:document-meta>
</file>